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c64" officeooo:paragraph-rsid="0019bc64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gramming Familiarization Part 2</text:p>
      <text:p text:style-name="Standard">ROS Familiarization (ROS message/comms protocols)</text:p>
      <text:p text:style-name="Standard"/>
      <text:p text:style-name="Standard">Part 4: 5%</text:p>
      <text:p text:style-name="Standard">Questions:</text:p>
      <text:p text:style-name="Standard">1. Briefly explain how services in ROS work. A few lines will suffice.</text:p>
      <text:p text:style-name="P1">A pair of message of request and reply is called service in ROS. Client calls the service to a ROS node that offers a service by sending the request message and awaiting the reply.</text:p>
      <text:p text:style-name="Standard"/>
      <text:p text:style-name="Standard">2. Include a ROS node graph of your nodes. This can be automatically generated using rqt</text:p>
      <text:p text:style-name="Standard">(http://wiki.ros.org/rqt_graph). This graph needs to include all the nodes and topics.</text:p>
      <text:p text:style-name="Standard"/>
      <text:p text:style-name="Standard"/>
      <text:p text:style-name="Standard">3. Do you think the assignment was helpful for you to get started in ROS? If not, how would you</text:p>
      <text:p text:style-name="Standard">improve it?</text:p>
      <text:p text:style-name="Standard"/>
      <text:p text:style-name="Standard"/>
      <text:p text:style-name="Standard">4. Was the assignment difficulty manageable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0:54:57.387289973</meta:creation-date>
    <dc:date>2022-02-28T21:10:27.945143863</dc:date>
    <meta:editing-duration>PT5M20S</meta:editing-duration>
    <meta:editing-cycles>1</meta:editing-cycles>
    <meta:document-statistic meta:table-count="0" meta:image-count="0" meta:object-count="0" meta:page-count="1" meta:paragraph-count="11" meta:word-count="115" meta:character-count="677" meta:non-whitespace-character-count="573"/>
    <meta:generator>LibreOffice/6.4.7.2$Linux_X86_64 LibreOffice_project/40$Build-2</meta:generator>
  </office:meta>
</office:document-meta>
</file>